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3c36" officeooo:paragraph-rsid="001b3c36"/>
    </style:style>
    <style:style style:name="P2" style:family="paragraph" style:parent-style-name="Standard">
      <style:text-properties style:font-name="LKLUG" officeooo:rsid="001b3c36"/>
    </style:style>
    <style:style style:name="P3" style:family="paragraph" style:parent-style-name="Standard">
      <style:text-properties officeooo:rsid="001b3c36" officeooo:paragraph-rsid="001b3c36"/>
    </style:style>
    <style:style style:name="P4" style:family="paragraph" style:parent-style-name="Standard">
      <style:text-properties officeooo:rsid="001b62d4" officeooo:paragraph-rsid="001b62d4"/>
    </style:style>
    <style:style style:name="T1" style:family="text">
      <style:text-properties style:font-name="LKLUG"/>
    </style:style>
    <style:style style:name="T2" style:family="text">
      <style:text-properties style:font-name="LKLUG" officeooo:rsid="001b3c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2">Prairie</text:span></text:p>
      <text:p text:style-name="Standard"><text:span text:style-name="T2"/></text:p>
      <text:p text:style-name="P4"><text:span text:style-name="T2">L</text:span><text:span text:style-name="T1">es critères :</text:span></text:p>
      <text:p text:style-name="P4"><text:span text:style-name="T1"/></text:p>
      <text:p text:style-name="P4"><text:span text:style-name="T1">Motivation : </text:span></text:p>
      <text:p text:style-name="P4"><text:span text:style-name="T1">Volonté</text:span></text:p>
      <text:p text:style-name="P4"><text:span text:style-name="T1"/></text:p>
      <text:p text:style-name="P4"><text:span text:style-name="T1">Orientation :</text:span></text:p>
      <text:p text:style-name="P4"><text:span text:style-name="T1"><text:s/></text:span></text:p>
      <text:p text:style-name="P4"><text:span text:style-name="T1">Assiduité : rigueur mettre tous les jours la même intensité au cours, être endurant.</text:span></text:p>
      <text:p text:style-name="P4"><text:span text:style-name="T1"/></text:p>
      <text:p text:style-name="P4"><text:span text:style-name="T1">Autonomie : savoir se débrouiller et appliqué le cours ou bien les conseil, se documenté ailleurs qu’auprès des autres</text:span></text:p>
      <text:p text:style-name="P4"><text:span text:style-name="T1"/></text:p>
      <text:p text:style-name="P4"><text:span text:style-name="T1">Performance : mener à bien des projet avec des suivis de projet</text:span></text:p>
      <text:p text:style-name="P4"><text:span text:style-name="T1"/></text:p>
      <text:p text:style-name="P4"><text:span text:style-name="T1">Organisation : être méthodique et appliqué ce qu’on à appris, travailler proprement et lisible</text:span></text:p>
      <text:p text:style-name="P4"><text:span text:style-name="T1"/></text:p>
      <text:p text:style-name="P4"><text:span text:style-name="T1">Communication : </text:span></text:p>
      <text:p text:style-name="P2"/>
      <text:p text:style-name="P1"><text:span text:style-name="T1">Faire la liste des projets pour pouvoir évalué nos performance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6:46:25.082709015</meta:creation-date>
    <dc:date>2019-11-13T17:21:10.352820312</dc:date>
    <meta:editing-duration>PT24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80" meta:character-count="499" meta:non-whitespace-character-count="421"/>
  </office:meta>
</office:document-meta>
</file>